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889cm"/>
    </style:style>
    <style:style style:name="Tableau1.B" style:family="table-column">
      <style:table-column-properties style:column-width="7.805cm"/>
    </style:style>
    <style:style style:name="Tableau1.C" style:family="table-column">
      <style:table-column-properties style:column-width="5.31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5.666cm"/>
    </style:style>
    <style:style style:name="Tableau2.B" style:family="table-column">
      <style:table-column-properties style:column-width="6.346cm"/>
    </style:style>
    <style:style style:name="Tableau2.C" style:family="table-column">
      <style:table-column-properties style:column-width="5.00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5b858" officeooo:paragraph-rsid="0015b858"/>
    </style:style>
    <style:style style:name="P2" style:family="paragraph" style:parent-style-name="Standard">
      <style:text-properties officeooo:rsid="0016e404" officeooo:paragraph-rsid="0016e404"/>
    </style:style>
    <style:style style:name="P3" style:family="paragraph" style:parent-style-name="Standard">
      <style:text-properties officeooo:rsid="0017e2e7" officeooo:paragraph-rsid="0017e2e7"/>
    </style:style>
    <style:style style:name="P4" style:family="paragraph" style:parent-style-name="Standard">
      <style:text-properties officeooo:rsid="0018999e" officeooo:paragraph-rsid="0018999e"/>
    </style:style>
    <style:style style:name="P5" style:family="paragraph" style:parent-style-name="Standard">
      <style:text-properties style:text-underline-style="solid" style:text-underline-width="auto" style:text-underline-color="font-color" officeooo:rsid="0018999e" officeooo:paragraph-rsid="0018999e"/>
    </style:style>
    <style:style style:name="P6" style:family="paragraph" style:parent-style-name="Standard">
      <style:text-properties officeooo:rsid="0018d439" officeooo:paragraph-rsid="0018d439"/>
    </style:style>
    <style:style style:name="P7" style:family="paragraph" style:parent-style-name="Standard">
      <style:text-properties officeooo:rsid="0018d439" officeooo:paragraph-rsid="00194deb"/>
    </style:style>
    <style:style style:name="P8" style:family="paragraph" style:parent-style-name="Standard">
      <style:text-properties officeooo:rsid="001aeac9" officeooo:paragraph-rsid="001aeac9"/>
    </style:style>
    <style:style style:name="P9" style:family="paragraph" style:parent-style-name="Table_20_Contents">
      <style:text-properties officeooo:rsid="0017e2e7" officeooo:paragraph-rsid="0017e2e7"/>
    </style:style>
    <style:style style:name="P10" style:family="paragraph" style:parent-style-name="Table_20_Contents">
      <style:text-properties style:text-underline-style="solid" style:text-underline-width="auto" style:text-underline-color="font-color" officeooo:rsid="0018999e" officeooo:paragraph-rsid="0018999e"/>
    </style:style>
    <style:style style:name="P11" style:family="paragraph" style:parent-style-name="Table_20_Contents">
      <style:text-properties officeooo:rsid="00194deb" officeooo:paragraph-rsid="00194deb"/>
    </style:style>
    <style:style style:name="P12" style:family="paragraph" style:parent-style-name="Table_20_Contents">
      <style:text-properties officeooo:rsid="0019abc6" officeooo:paragraph-rsid="0019abc6"/>
    </style:style>
    <style:style style:name="P13" style:family="paragraph" style:parent-style-name="Table_20_Contents">
      <style:text-properties officeooo:rsid="0019abc6" officeooo:paragraph-rsid="001a0d55"/>
    </style:style>
    <style:style style:name="P14" style:family="paragraph" style:parent-style-name="Table_20_Contents">
      <style:text-properties officeooo:rsid="001c776a" officeooo:paragraph-rsid="001c776a"/>
    </style:style>
    <style:style style:name="T1" style:family="text">
      <style:text-properties officeooo:rsid="0015b858"/>
    </style:style>
    <style:style style:name="T2" style:family="text">
      <style:text-properties officeooo:rsid="00194deb"/>
    </style:style>
    <style:style style:name="T3" style:family="text">
      <style:text-properties officeooo:rsid="001ad3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no1</text:p>
      <text:p text:style-name="P1"/>
      <text:p text:style-name="P1">On commence par utiliser le processeur en implémentant la fonction pgcd. Pour ce faire, nous traduisons d'abord le code C écrit dans le sujet, puis, on traduit le code MIPS en hexadécimale.</text:p>
      <text:p text:style-name="P1"/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Code C</text:p>
            <text:p text:style-name="P9"/>
            <text:p text:style-name="P9">int i, int j;</text:p>
            <text:p text:style-name="P9">while (i != j) {</text:p>
            <text:p text:style-name="P9">if (i &gt; j) {</text:p>
            <text:p text:style-name="P9">i -= j;</text:p>
            <text:p text:style-name="P9">} else</text:p>
            <text:p text:style-name="P9">j -= i;</text:p>
            <text:p text:style-name="P9">}</text:p>
          </table:table-cell>
          <table:table-cell table:style-name="Tableau1.A1" office:value-type="string">
            <text:p text:style-name="P5">Code MIPS</text:p>
            <text:p text:style-name="P2">.data</text:p>
            <text:p text:style-name="P2"><text:tab/>.text</text:p>
            <text:p text:style-name="P2"><text:tab/>.globl __start</text:p>
            <text:p text:style-name="P2"><text:tab/></text:p>
            <text:p text:style-name="P2">__start:</text:p>
            <text:p text:style-name="P2"><text:tab/>li $t1, 150<text:tab/>#i</text:p>
            <text:p text:style-name="P2"><text:tab/>li $t0, 100<text:tab/>#j</text:p>
            <text:p text:style-name="P2"><text:tab/></text:p>
            <text:p text:style-name="P2">while : beq $t1, $t0, endW</text:p>
            <text:p text:style-name="P2">if:<text:tab/>ble $t1, $t0, else</text:p>
            <text:p text:style-name="P2">then: sub $t1, $t1,$t0</text:p>
            <text:p text:style-name="P2"><text:tab/>b endif</text:p>
            <text:p text:style-name="P2">else:</text:p>
            <text:p text:style-name="P2"><text:tab/>sub $t0, $t0,$t1</text:p>
            <text:p text:style-name="P2"/>
            <text:p text:style-name="P2">endif:</text:p>
            <text:p text:style-name="P2"><text:tab/>b while</text:p>
            <text:p text:style-name="P2">endW:</text:p>
            <text:p text:style-name="P2"/>
            <text:p text:style-name="P2">move $a0, $t0</text:p>
            <text:p text:style-name="P2">li $v0, 1</text:p>
            <text:p text:style-name="P2">syscall</text:p>
            <text:p text:style-name="P2"/>
            <text:p text:style-name="P2">li $v0, 10</text:p>
            <text:p text:style-name="P2">syscall</text:p>
          </table:table-cell>
          <table:table-cell table:style-name="Tableau1.C1" office:value-type="string">
            <text:p text:style-name="P5">Code <text:span text:style-name="T1">hexadécimale.</text:span></text:p>
            <text:p text:style-name="P3"/>
            <text:p text:style-name="P3"/>
            <text:p text:style-name="P3"/>
            <text:p text:style-name="P3"/>
            <text:p text:style-name="P3"/>
            <text:p text:style-name="P3">f11b </text:p>
            <text:p text:style-name="P3">f018 </text:p>
            <text:p text:style-name="P3"/>
            <text:p text:style-name="P3">2105</text:p>
            <text:p text:style-name="P3">5102 </text:p>
            <text:p text:style-name="P3">9110 </text:p>
            <text:p text:style-name="P3">1001 </text:p>
            <text:p text:style-name="P3"/>
            <text:p text:style-name="P3">9001 </text:p>
            <text:p text:style-name="P3"/>
            <text:p text:style-name="P3"/>
            <text:p text:style-name="P3">100a</text:p>
          </table:table-cell>
        </table:table-row>
      </table:table>
      <text:p text:style-name="P2"/>
      <text:p text:style-name="P4">Ce programme nous donne bien le résultat attendu dans les registres 0 et 1.</text:p>
      <text:p text:style-name="P4"/>
      <text:p text:style-name="P7">Pour aller plus loin nous <text:span text:style-name="T2">codons un second programme. Nous avons choisi d'implémenter la fonction ntz présente sur l'examen de 2012/2013 de cette même matière.</text:span></text:p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1">int ntz(unsigned int x) {</text:p>
            <text:p text:style-name="P11">int n = 0;</text:p>
            <text:p text:style-name="P11">x = ~x &amp; (x-1);</text:p>
            <text:p text:style-name="P11">while (x != 0) {</text:p>
            <text:p text:style-name="P11">n = n + 1;</text:p>
            <text:p text:style-name="P11">x = x &gt;&gt; 1;</text:p>
            <text:p text:style-name="P11">}</text:p>
            <text:p text:style-name="P11">return n;</text:p>
            <text:p text:style-name="P11">}</text:p>
          </table:table-cell>
          <table:table-cell table:style-name="Tableau2.A1" office:value-type="string">
            <text:p text:style-name="P12"><text:tab/>.data</text:p>
            <text:p text:style-name="P12"/>
            <text:p text:style-name="P12"/>
            <text:p text:style-name="P12"><text:tab/>.text</text:p>
            <text:p text:style-name="P12"><text:tab/>.globl __start</text:p>
            <text:p text:style-name="P12"><text:tab/></text:p>
            <text:p text:style-name="P12">__start:</text:p>
            <text:p text:style-name="P12"><text:tab/>li $t0 32<text:tab/></text:p>
            <text:p text:style-name="P12"><text:tab/>li $t1 0<text:tab/></text:p>
            <text:p text:style-name="P12"><text:tab/>li $t3 1<text:tab/></text:p>
            <text:p text:style-name="P12"><text:tab/>li $t4 0<text:tab/></text:p>
            <text:p text:style-name="P12"><text:tab/>sub $t2 $t0 $t3<text:tab/></text:p>
            <text:p text:style-name="P12"><text:tab/>not $t0 $t0<text:tab/></text:p>
            <text:p text:style-name="P12"><text:soft-page-break/><text:tab/>and $t0 $t0 $t2<text:tab/></text:p>
            <text:p text:style-name="P12"><text:tab/>while:<text:tab/>beq $t0 $t4 endW<text:tab/></text:p>
            <text:p text:style-name="P12"><text:tab/><text:tab/>add $t1 $t1 $t3<text:tab/><text:tab/></text:p>
            <text:p text:style-name="P12"><text:tab/><text:tab/>sra $t0<text:tab/>$t0 1<text:tab/><text:tab/></text:p>
            <text:p text:style-name="P12"><text:tab/><text:tab/>b while<text:tab/><text:tab/><text:tab/></text:p>
            <text:p text:style-name="P12"><text:tab/>endW:</text:p>
            <text:p text:style-name="P12"><text:tab/></text:p>
            <text:p text:style-name="P12"><text:tab/>move $a0 $t1</text:p>
            <text:p text:style-name="P12"><text:tab/>li $v0 1</text:p>
            <text:p text:style-name="P12"><text:tab/>syscall</text:p>
            <text:p text:style-name="P12"><text:tab/></text:p>
            <text:p text:style-name="P12"><text:tab/>li $v0 10</text:p>
            <text:p text:style-name="P12"><text:tab/>syscall</text:p>
          </table:table-cell>
          <table:table-cell table:style-name="Tableau2.C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4">f020 </text:p>
            <text:p text:style-name="P14">f100 </text:p>
            <text:p text:style-name="P14">f301 </text:p>
            <text:p text:style-name="P14">f400 </text:p>
            <text:p text:style-name="P14">9203 </text:p>
            <text:p text:style-name="P14">c000 </text:p>
            <text:p text:style-name="P14"><text:soft-page-break/>b002 </text:p>
            <text:p text:style-name="P14">2043</text:p>
            <text:p text:style-name="P14">8113 </text:p>
            <text:p text:style-name="P14"/>
            <text:p text:style-name="P14">e003 </text:p>
            <text:p text:style-name="P14">100c</text:p>
          </table:table-cell>
        </table:table-row>
      </table:table>
      <text:p text:style-name="P8">Le programme ntz 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dric BOIS</meta:initial-creator>
    <meta:creation-date>2014-12-16T17:56:29.429597048</meta:creation-date>
    <dc:date>2014-12-16T18:44:52.921525702</dc:date>
    <dc:creator>Cedric BOIS</dc:creator>
    <meta:editing-duration>PT48M20S</meta:editing-duration>
    <meta:editing-cycles>11</meta:editing-cycles>
    <meta:generator>LibreOffice/4.3.3.2$Linux_X86_64 LibreOffice_project/430m0$Build-2</meta:generator>
    <meta:document-statistic meta:table-count="2" meta:image-count="0" meta:object-count="0" meta:page-count="2" meta:paragraph-count="89" meta:word-count="260" meta:character-count="1213" meta:non-whitespace-character-count="971"/>
  </office:meta>
</office:document-meta>
</file>